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Vegur" svg:font-family="Vegur" style:font-adornments="Negrita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Papyrus" svg:font-family="Papyrus" style:font-adornments="Negrita cursiva" style:font-family-generic="script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Verdana" svg:font-family="Verdana" style:font-adornments="Cursiv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ENCABEZAMIENTO_20_-_20_PREDETERMINADO">
      <style:text-properties officeooo:rsid="00ce88e4" officeooo:paragraph-rsid="00ce88e4"/>
    </style:style>
    <style:style style:name="P2" style:family="paragraph" style:parent-style-name="PIE_20_DE_20_PÁGINA_20_-_20_PREDETERMINADO">
      <style:text-properties officeooo:rsid="00d02ad8" officeooo:paragraph-rsid="00d02ad8"/>
    </style:style>
    <style:style style:name="P3" style:family="paragraph" style:parent-style-name="Subtitle">
      <style:text-properties style:font-name="Trebuchet MS1" officeooo:paragraph-rsid="0005226f"/>
    </style:style>
    <style:style style:name="P4" style:family="paragraph" style:parent-style-name="ENCABEZADO_20_1_20_EJERCICIO">
      <style:text-properties officeooo:paragraph-rsid="0005226f"/>
    </style:style>
    <style:style style:name="P5" style:family="paragraph" style:parent-style-name="ENCABEZADO_20_1_20_EJERCICIO">
      <style:paragraph-properties fo:break-before="page"/>
      <style:text-properties officeooo:paragraph-rsid="0005226f"/>
    </style:style>
    <style:style style:name="P6" style:family="paragraph" style:parent-style-name="Standard">
      <style:text-properties officeooo:rsid="00954336" officeooo:paragraph-rsid="0005226f"/>
    </style:style>
    <style:style style:name="P7" style:family="paragraph" style:parent-style-name="Standard">
      <style:text-properties officeooo:rsid="00e975b3" officeooo:paragraph-rsid="0005226f"/>
    </style:style>
    <style:style style:name="P8" style:family="paragraph" style:parent-style-name="Standard">
      <style:text-properties officeooo:rsid="00a6f234" officeooo:paragraph-rsid="0005226f"/>
    </style:style>
    <style:style style:name="P9" style:family="paragraph" style:parent-style-name="Standard">
      <style:text-properties officeooo:rsid="00eb132f" officeooo:paragraph-rsid="0005226f"/>
    </style:style>
    <style:style style:name="P10" style:family="paragraph" style:parent-style-name="Standard">
      <style:text-properties officeooo:rsid="00f5272d" officeooo:paragraph-rsid="0005226f"/>
    </style:style>
    <style:style style:name="P11" style:family="paragraph" style:parent-style-name="Standard" style:list-style-name="List_20_5">
      <style:text-properties officeooo:rsid="0098b14d" officeooo:paragraph-rsid="0005226f"/>
    </style:style>
    <style:style style:name="P12" style:family="paragraph" style:parent-style-name="Standard" style:list-style-name="List_20_5">
      <style:text-properties officeooo:rsid="00a85689" officeooo:paragraph-rsid="0005226f"/>
    </style:style>
    <style:style style:name="P13" style:family="paragraph" style:parent-style-name="Standard" style:list-style-name="Numbering_20_4">
      <style:text-properties officeooo:rsid="00a1ed6e" officeooo:paragraph-rsid="0005226f"/>
    </style:style>
    <style:style style:name="P14" style:family="paragraph" style:parent-style-name="Standard" style:list-style-name="Numbering_20_4">
      <style:text-properties officeooo:rsid="00a3ecec" officeooo:paragraph-rsid="0005226f"/>
    </style:style>
    <style:style style:name="P15" style:family="paragraph" style:parent-style-name="Standard" style:list-style-name="List_20_5">
      <style:text-properties officeooo:rsid="00954336" officeooo:paragraph-rsid="0005226f"/>
    </style:style>
    <style:style style:name="P16" style:family="paragraph" style:parent-style-name="Standard" style:list-style-name="List_20_4">
      <style:text-properties officeooo:rsid="00954336" officeooo:paragraph-rsid="0005226f"/>
    </style:style>
    <style:style style:name="P17" style:family="paragraph" style:parent-style-name="TÍTULO_20_-_20_EJERCICIO" style:master-page-name="First_20_Page">
      <style:paragraph-properties style:page-number="auto"/>
      <style:text-properties officeooo:paragraph-rsid="0005226f"/>
    </style:style>
    <style:style style:name="P18" style:family="paragraph" style:parent-style-name="ENCABEZADO_20_2_20_EJERCICIO">
      <style:text-properties officeooo:paragraph-rsid="0005226f"/>
    </style:style>
    <style:style style:name="T1" style:family="text">
      <style:text-properties officeooo:rsid="00b471be"/>
    </style:style>
    <style:style style:name="T2" style:family="text">
      <style:text-properties officeooo:rsid="01115abd"/>
    </style:style>
    <style:style style:name="T3" style:family="text">
      <style:text-properties officeooo:rsid="0111ae2c"/>
    </style:style>
    <style:style style:name="T4" style:family="text">
      <style:text-properties officeooo:rsid="01122092"/>
    </style:style>
    <style:style style:name="T5" style:family="text">
      <style:text-properties officeooo:rsid="00fd9c19"/>
    </style:style>
    <style:style style:name="T6" style:family="text">
      <style:text-properties officeooo:rsid="00f5272d"/>
    </style:style>
    <style:style style:name="T7" style:family="text">
      <style:text-properties officeooo:rsid="00f772db"/>
    </style:style>
    <style:style style:name="T8" style:family="text">
      <style:text-properties officeooo:rsid="00f6b6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ibreOffice Writer 4.2</text:p>
      <text:p text:style-name="P3">Trabajo con Estilos</text:p>
      <text:h text:style-name="P5" text:outline-level="1">Introducción</text:h>
      <text:h text:style-name="P18" text:outline-level="2">¿Qué son los estilos?</text:h>
      <text:p text:style-name="P6">Los estilos son <text:span text:style-name="Strong_20_Emphasis">atributos</text:span> <text:span text:style-name="Strong_20_Emphasis">lógicos</text:span>.</text:p>
      <text:p text:style-name="P6">Los atributos físicos son los que describen a un objeto, mediante sus propiedades físicas.</text:p>
      <text:p text:style-name="P6">Por ejemplo: un párrafo puede ser visto como una fuente de tipo Liberation, tamaño 14, alineación centrada, borde grueso, sombreado gris, etc.... En este caso estamos definiendo cómo es un párrafo y las propiedades reales que posee.</text:p>
      <text:p text:style-name="P6">Por otro lado, ese mismo párrafo puede ser definido como titular sin más. Estamos dando una definición del párrafo mucho más abstracta, pero que a todos nos trae a la imagen, un formato típico, una utilidad usual, y un uso común para encabezar ideas, temas, asuntos, etc.</text:p>
      <text:p text:style-name="P6">Son una manera de hacer la misma cosa de forma homogénea a lo largo de un documento</text:p>
      <text:h text:style-name="P18" text:outline-level="2">¿Para qué emplear estilos?</text:h>
      <text:p text:style-name="P7">Los estilos resultan eficientes para <text:span text:style-name="Strong_20_Emphasis">agilizar el proceso de edición</text:span> del documento y para <text:span text:style-name="Strong_20_Emphasis">enfatizar su coherencia estilística.</text:span></text:p>
      <text:list xml:id="list5889474645627614029" text:style-name="List_20_5">
        <text:list-item>
          <text:p text:style-name="P11">Permiten mejorar y optimizar la consistencia de un documentos.</text:p>
        </text:list-item>
        <text:list-item>
          <text:p text:style-name="P11">Permiten gestionar los cambios de formato con mayor facilidad, y aplicarlos instantáneamente a un conjunto de elementos aun cuando se encuentren muy dispersos por el documento.</text:p>
        </text:list-item>
        <text:list-item>
          <text:p text:style-name="P12">Permiten ver la estructura de un documento y desplazarnos por el mismo.</text:p>
        </text:list-item>
        <text:list-item>
          <text:p text:style-name="P12">Permiten generar tablas de contenidos.</text:p>
        </text:list-item>
      </text:list>
      <text:h text:style-name="P18" text:outline-level="2">Categorías de estilos</text:h>
      <text:p text:style-name="P8">LibreOffice Writer ofrece hasta 5 categorías de estilos.</text:p>
      <text:list xml:id="list4548615650030356882" text:style-name="Numbering_20_4">
        <text:list-item>
          <text:p text:style-name="P13">Estilos de <text:span text:style-name="Strong_20_Emphasis">párrafo</text:span>.</text:p>
        </text:list-item>
        <text:list-item>
          <text:p text:style-name="P13">Estilos de <text:span text:style-name="Strong_20_Emphasis">carácter</text:span>.</text:p>
        </text:list-item>
        <text:list-item>
          <text:p text:style-name="P13">Estilos de <text:span text:style-name="Strong_20_Emphasis">página</text:span>.</text:p>
        </text:list-item>
        <text:list-item>
          <text:p text:style-name="P14">Estilos de <text:span text:style-name="Strong_20_Emphasis">marcos</text:span>.</text:p>
        </text:list-item>
        <text:list-item>
          <text:p text:style-name="P13">Estilos de <text:span text:style-name="Strong_20_Emphasis">listas.</text:span></text:p>
        </text:list-item>
      </text:list>
      <text:h text:style-name="P4" text:outline-level="1"><text:soft-page-break/>Trabajar con estilos en LibreOffice Writer</text:h>
      <text:h text:style-name="P18" text:outline-level="2">Aplicar Estilos</text:h>
      <text:p text:style-name="P9">Pasos</text:p>
      <text:list xml:id="list224637135194149" text:continue-list="list5889474645627614029" text:style-name="List_20_5">
        <text:list-item>
          <text:p text:style-name="P15"><text:span text:style-name="T2">Mostrar la lista de estilos disponibles con </text:span><text:span text:style-name="Strong_20_Emphasis"><text:span text:style-name="T2">F11 o Formato &gt; Estilos y formato.</text:span></text:span></text:p>
        </text:list-item>
        <text:list-item>
          <text:p text:style-name="P15">Ventana de Estilos y Formatos</text:p>
        </text:list-item>
        <text:list-item>
          <text:p text:style-name="P15">Selección y doble clic</text:p>
        </text:list-item>
        <text:list-item>
          <text:p text:style-name="P15">Modo <text:span text:style-name="T3">de relleno de formato.</text:span></text:p>
        </text:list-item>
        <text:list-item>
          <text:p text:style-name="P15">Emplear los atajos de teclado <text:span text:style-name="T4">(Ej: Ctrl + 1 para encabezamiento 1....)</text:span></text:p>
        </text:list-item>
      </text:list>
      <text:h text:style-name="P18" text:outline-level="2">Modificar Estilos</text:h>
      <text:p text:style-name="P6">Modificar un estilo utilizando el cuadro de diálogo Estilos</text:p>
      <text:h text:style-name="P18" text:outline-level="2">Actualizar un estilo a partir de una selección</text:h>
      <text:list xml:id="list5343164327160020370" text:style-name="List_20_4">
        <text:list-item>
          <text:p text:style-name="P16">Utilizar la actualización automática</text:p>
        </text:list-item>
      </text:list>
      <text:p text:style-name="P6">Aplicable sólo a estilos de párrafo y marcos.</text:p>
      <text:p text:style-name="P6">Aplicable a aquellos estilos que siendo párrafos o marcos tengan activa la opción "Actualizar automáticamente"</text:p>
      <text:list xml:id="list224637141194844" text:continue-numbering="true" text:style-name="List_20_4">
        <text:list-item>
          <text:p text:style-name="P16">Actualizar a partir de un documento o una plantilla</text:p>
        </text:list-item>
      </text:list>
      <text:p text:style-name="P6">Se pueden actualizar los estilos copi<text:span text:style-name="T5">á</text:span>ndolos o cargándolos desde una plantilla u otro documento.</text:p>
      <text:h text:style-name="P18" text:outline-level="2">Creación de nuevos estilos</text:h>
      <text:p text:style-name="P6"><text:span text:style-name="T6">Varios</text:span> modos:</text:p>
      <text:list xml:id="list224637142183713" text:continue-list="list224637135194149" text:style-name="List_20_5">
        <text:list-item>
          <text:p text:style-name="P15">Mediante un estilo nuevo <text:span text:style-name="T6">o a partir de uno existente</text:span> <text:span text:style-name="Strong_20_Emphasis">utilizando la ventana Estilos.</text:span></text:p>
        </text:list-item>
        <text:list-item>
          <text:p text:style-name="P15">Mediante un estilo nuevo <text:span text:style-name="Strong_20_Emphasis">a partir de la selección</text:span>.</text:p>
        </text:list-item>
        <text:list-item>
          <text:p text:style-name="P15"><text:span text:style-name="Strong_20_Emphasis">Arrastrar y soltar </text:span><text:span text:style-name="Strong_20_Emphasis"><text:span text:style-name="T7">a la ventana estilos</text:span></text:span><text:span text:style-name="T7"> </text:span>para crear un nuevo estilo</text:p>
        </text:list-item>
      </text:list>
      <text:h text:style-name="P18" text:outline-level="2">Eliminar <text:span text:style-name="T8">e</text:span>stilos</text:h>
      <text:p text:style-name="P10"><text:span text:style-name="Strong_20_Emphasis">No se pueden eliminar los estilos predefinidos</text:span> en LibreOffice.</text:p>
      <text:p text:style-name="P10">Se pueden borrar los estilos definidos por el usuario, pero hay que asegurarse de que ese estilo no esté en uso, de otro modo se eliminará y el texto que poseyera dicho estilo se revertirá al estilo predeterminado para su categoría.</text:p>
      <text:p text:style-name="P6"><text:span text:style-name="Strong_20_Emphasis">Por desarrollar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Vegur" svg:font-family="Vegur" style:font-adornments="Negrita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Papyrus" svg:font-family="Papyrus" style:font-adornments="Negrita cursiva" style:font-family-generic="script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Cursiva" style:font-family-generic="swiss" style:font-pitch="variable"/>
    <style:font-face style:name="Verdana" svg:font-family="Verdana" style:font-adornments="Cursiv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true" fo:text-align="end" style:justify-single-word="false" style:page-number="auto" fo:padding="0.499cm" fo:border-left="none" fo:border-right="4.99pt solid #18a303" fo:border-top="none" fo:border-bottom="none" style:shadow="none" style:join-border="true">
        <style:tab-stops/>
      </style:paragraph-properties>
      <style:text-properties fo:color="#0369a3" style:font-name="Vegur" fo:font-family="Vegur" style:font-style-name="Negrita" style:font-family-generic="modern" style:font-pitch="variable" fo:font-size="28pt" fo:letter-spacing="0.071cm" fo:font-weight="bold" style:font-size-asian="28pt" style:font-weight-asian="bold" style:font-size-complex="28pt" style:font-weight-complex="normal"/>
    </style:style>
    <style:style style:name="TÍTULO_20_-_20_EJERCICIO" style:display-name="TÍTULO - EJERCICIO" style:family="paragraph" style:parent-style-name="Title" style:master-page-name="">
      <style:paragraph-properties fo:margin-top="15cm" fo:margin-bottom="0cm" style:contextual-spacing="true" fo:text-align="center" style:justify-single-word="false" style:page-number="auto" fo:padding="0cm" fo:border="none"/>
      <style:text-properties fo:color="#ff6666" style:font-name="Liberation Serif1" fo:font-family="'Liberation Serif'" style:font-style-name="Negrita" style:font-family-generic="roman" style:font-pitch="variable" officeooo:rsid="000181b4"/>
    </style:style>
    <style:style style:name="ENCABEZAMIENTO_20_-_20_PREDETERMINADO" style:display-name="ENCABEZAMIENTO - PREDETERMINADO" style:family="paragraph">
      <style:paragraph-properties fo:margin-left="0cm" fo:margin-right="0.3cm" fo:text-align="end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color="#ffcc99" style:font-name="Papyrus" fo:font-family="Papyrus" style:font-style-name="Negrita cursiva" style:font-family-generic="script" style:font-pitch="variable" fo:font-size="18pt" fo:font-style="italic" fo:font-weight="bold" style:font-size-asian="10.5pt"/>
    </style:style>
    <style:style style:name="PIE_20_DE_20_PÁGINA_20_-_20_PREDETERMINADO" style:display-name="PIE DE PÁGINA - PREDETERMINADO" style:family="paragraph" style:master-page-name="">
      <style:paragraph-properties fo:margin-left="0.499cm" fo:margin-right="11cm" fo:margin-top="0.199cm" fo:margin-bottom="0cm" style:contextual-spacing="false" fo:text-indent="0cm" style:auto-text-indent="false" style:page-number="auto" fo:padding="0.049cm" fo:border-left="none" fo:border-right="7.99pt solid #ff6666" fo:border-top="none" fo:border-bottom="none" style:shadow="none"/>
      <style:text-properties fo:color="#990000" style:font-name="DejaVu Serif" fo:font-family="'DejaVu Serif'" style:font-style-name="Book" style:font-family-generic="roman" style:font-pitch="variable" fo:font-size="11pt" style:font-size-asian="10.5pt"/>
    </style:style>
    <style:style style:name="Subtitle" style:family="paragraph" style:parent-style-name="Heading" style:next-style-name="Text_20_body" style:class="chapter" style:master-page-name="">
      <style:paragraph-properties fo:margin-top="1cm" fo:margin-bottom="0cm" style:contextual-spacing="true" fo:line-height="200%" fo:text-align="center" style:justify-single-word="false" style:page-number="auto" fo:padding="0cm" fo:border="none" style:shadow="none" style:join-border="true">
        <style:tab-stops/>
      </style:paragraph-properties>
      <style:text-properties fo:color="#004586" style:font-name="Trebuchet MS" fo:font-family="'Trebuchet MS'" style:font-style-name="Cursiva" style:font-family-generic="swiss" style:font-pitch="variable" fo:font-size="18pt" fo:font-style="italic" fo:font-weight="normal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style:contextual-spacing="false" fo:text-indent="0cm" style:auto-text-indent="false" style:page-number="auto" fo:background-color="transparent" fo:padding="0.049cm" fo:border-left="none" fo:border-right="none" fo:border-top="none" fo:border-bottom="0.06pt solid #7ca303" style:shadow="none">
        <style:background-image/>
      </style:paragraph-properties>
      <style:text-properties fo:color="#18a303" fo:font-size="12pt" fo:font-weight="bold" style:font-size-asian="130%" style:font-weight-asian="bold" style:font-size-complex="130%" style:font-weight-complex="normal"/>
    </style:style>
    <style:style style:name="ENCABEZADO_20_1_20_EJERCICIO" style:display-name="ENCABEZADO 1 EJERCICIO" style:family="paragraph" style:parent-style-name="Heading_20_1" style:default-outline-level="1" style:list-style-name="">
      <style:paragraph-properties fo:margin-top="3cm" fo:margin-bottom="0.21cm" style:contextual-spacing="false" fo:padding="0.049cm" fo:border-left="none" fo:border-right="none" fo:border-top="none" fo:border-bottom="0.06pt solid #ff6666"/>
      <style:text-properties fo:color="#ff6666" fo:font-size="18.200000762939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color="#18a303" fo:font-size="10.5pt" fo:font-weight="bold" style:font-size-asian="115%" style:font-weight-asian="bold" style:font-size-complex="115%" style:font-weight-complex="normal"/>
    </style:style>
    <style:style style:name="ENCABEZADO_20_2_20_EJERCICIO" style:display-name="ENCABEZADO 2 EJERCICIO" style:family="paragraph" style:parent-style-name="Heading_20_2" style:default-outline-level="2" style:list-style-name="">
      <style:text-properties fo:color="#ff6666" fo:font-size="16.1000003814697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trong_20_Emphasis" style:display-name="Strong Emphasis" style:family="text">
      <style:text-properties fo:color="#990000" fo:font-style="italic" fo:font-weight="normal" fo:background-color="transparent" style:font-size-asian="10.5pt" style:font-weight-asian="bold" style:font-weight-complex="bold"/>
    </style:style>
    <style:style style:name="Numbering_20_Symbols" style:display-name="Numbering Symbols" style:family="text">
      <style:text-properties style:font-name="Verdana" fo:font-family="Verdana" style:font-style-name="Cursiva" style:font-family-generic="swiss" style:font-pitch="variable" fo:font-size="11pt" fo:font-style="italic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MIENTO_20_-_20_PREDETERMINADO">
      <style:text-properties officeooo:rsid="00ce88e4" officeooo:paragraph-rsid="00ce88e4"/>
    </style:style>
    <style:style style:name="MP2" style:family="paragraph" style:parent-style-name="PIE_20_DE_20_PÁGINA_20_-_20_PREDETERMINADO">
      <style:text-properties officeooo:rsid="00d02ad8" officeooo:paragraph-rsid="00d02ad8"/>
    </style:style>
    <style:style style:name="MT1" style:family="text">
      <style:text-properties officeooo:rsid="00b471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-top="2.01pt dashed #ff6666" fo:border-bottom="2.01pt dashed #ff6666" fo:border-left="none" fo:border-right="none" fo:padding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3cm" fo:margin-right="3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ackground-color="#ff6666" style:dynamic-spacing="false">
          <style:background-image/>
        </style:header-footer-properties>
      </style:header-style>
      <style:footer-style>
        <style:header-footer-properties fo:min-height="1.499cm" fo:margin-left="0cm" fo:margin-right="0cm" fo:margin-top="0.499cm" fo:border-top="0.99pt dashed #ff6666" fo:border-bottom="0.99pt dashed #ff6666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3cm" fo:margin-right="3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shadow="none" fo:background-color="#ff6666" style:dynamic-spacing="false">
          <style:background-image/>
        </style:header-footer-properties>
      </style:header-style>
      <style:footer-style>
        <style:header-footer-properties fo:min-height="1.499cm" fo:margin-left="0cm" fo:margin-right="0cm" fo:margin-top="0.499cm" fo:border-top="0.99pt dashed #ff6666" fo:border-bottom="0.99pt dashed #ff6666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ENCABEZAMIENTO_20_-_20_PREDETERMINADO"><text:title>Introducción a los estilos</text:title></text:p>
      </style:header>
      <style:footer>
        <text:p text:style-name="PIE_20_DE_20_PÁGINA_20_-_20_PREDETERMINADO"><text:span text:style-name="MT1">Página </text:span><text:span text:style-name="MT1"><text:page-number text:select-page="current">2</text:page-number></text:span><text:span text:style-name="MT1"> de 4</text:span></text:p>
      </style:footer>
    </style:master-page>
    <style:master-page style:name="Right_20_Page" style:display-name="Right Page" style:page-layout-name="Mpm4" style:next-style-name="Left_20_Page">
      <style:header>
        <text:p text:style-name="MP1"><text:title>Introducción a los estilos</text:title></text:p>
      </style:header>
      <style:footer>
        <text:p text:style-name="MP2">Writer 4.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22:22:15.861000000</meta:creation-date>
    <dc:date>2017-05-31T22:46:37.023000000</dc:date>
    <meta:editing-duration>PT2M54S</meta:editing-duration>
    <meta:editing-cycles>5</meta:editing-cycles>
    <meta:generator>LibreOffice/4.2.4.2$Windows_x86 LibreOffice_project/63150712c6d317d27ce2db16eb94c2f3d7b699f8</meta:generator>
    <dc:title>Introducción a los estilos</dc:title>
    <meta:document-statistic meta:table-count="0" meta:image-count="0" meta:object-count="0" meta:page-count="3" meta:paragraph-count="51" meta:word-count="477" meta:character-count="2870" meta:non-whitespace-character-count="2463"/>
  </office:meta>
</office:document-meta>
</file>